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1.18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Лист12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float" office:value="12337">
            <text:p>12337</text:p>
          </table:table-cell>
          <table:table-cell office:value-type="float" office:value="2802067423">
            <text:p>2802067423</text:p>
          </table:table-cell>
          <table:table-cell office:value-type="float" office:value="229283560">
            <text:p>229283560</text:p>
          </table:table-cell>
          <table:table-cell office:value-type="float" office:value="1051550433">
            <text:p>1051550433</text:p>
          </table:table-cell>
          <table:table-cell office:value-type="float" office:value="2941955348">
            <text:p>2941955348</text:p>
          </table:table-cell>
          <table:table-cell office:value-type="float" office:value="2951033815">
            <text:p>2951033815</text:p>
          </table:table-cell>
          <table:table-cell office:value-type="float" office:value="2518396841">
            <text:p>2518396841</text:p>
          </table:table-cell>
          <table:table-cell office:value-type="float" office:value="1381971571">
            <text:p>1381971571</text:p>
          </table:table-cell>
          <table:table-cell office:value-type="float" office:value="2121308584">
            <text:p>2121308584</text:p>
          </table:table-cell>
          <table:table-cell office:value-type="float" office:value="3144468044">
            <text:p>3144468044</text:p>
          </table:table-cell>
          <table:table-cell office:value-type="float" office:value="3490719583">
            <text:p>3490719583</text:p>
          </table:table-cell>
          <table:table-cell office:value-type="float" office:value="1511588045">
            <text:p>1511588045</text:p>
          </table:table-cell>
          <table:table-cell office:value-type="float" office:value="2103497937">
            <text:p>2103497937</text:p>
          </table:table-cell>
          <table:table-cell office:value-type="float" office:value="3104096451">
            <text:p>3104096451</text:p>
          </table:table-cell>
          <table:table-cell office:value-type="float" office:value="1588911612">
            <text:p>1588911612</text:p>
          </table:table-cell>
          <table:table-cell office:value-type="float" office:value="33685504">
            <text:p>33685504</text:p>
          </table:table-cell>
          <table:table-cell office:value-type="float" office:value="88489748">
            <text:p>88489748</text:p>
          </table:table-cell>
          <table:table-cell office:value-type="float" office:value="1619852734">
            <text:p>1619852734</text:p>
          </table:table-cell>
          <table:table-cell office:value-type="float" office:value="3253908415">
            <text:p>3253908415</text:p>
          </table:table-cell>
        </table:table-row>
        <table:table-row table:style-name="ro1">
          <table:table-cell table:formula="of:=DEC2HEX([.A2];8)" office:value-type="string" office:string-value="00003031">
            <text:p>00003031</text:p>
          </table:table-cell>
          <table:table-cell table:formula="of:=DEC2HEX([.B2];8)" office:value-type="string" office:string-value="A70427DF">
            <text:p>A70427DF</text:p>
          </table:table-cell>
          <table:table-cell table:formula="of:=DEC2HEX([.C2];8)" office:value-type="string" office:string-value="0DAA96E8">
            <text:p>0DAA96E8</text:p>
          </table:table-cell>
          <table:table-cell table:formula="of:=DEC2HEX([.D2];8)" office:value-type="string" office:string-value="3EAD62E1">
            <text:p>3EAD62E1</text:p>
          </table:table-cell>
          <table:table-cell table:formula="of:=DEC2HEX([.E2];8)" office:value-type="string" office:string-value="AF5AAD14">
            <text:p>AF5AAD14</text:p>
          </table:table-cell>
          <table:table-cell table:formula="of:=DEC2HEX([.F2];8)" office:value-type="string" office:string-value="AFE533D7">
            <text:p>AFE533D7</text:p>
          </table:table-cell>
          <table:table-cell table:formula="of:=DEC2HEX([.G2];8)" office:value-type="string" office:string-value="961BAFA9">
            <text:p>961BAFA9</text:p>
          </table:table-cell>
          <table:table-cell table:formula="of:=DEC2HEX([.H2];8)" office:value-type="string" office:string-value="525F3673">
            <text:p>525F3673</text:p>
          </table:table-cell>
          <table:table-cell table:formula="of:=DEC2HEX([.I2];8)" office:value-type="string" office:string-value="7E7099A8">
            <text:p>7E7099A8</text:p>
          </table:table-cell>
          <table:table-cell table:formula="of:=DEC2HEX([.J2];8)" office:value-type="string" office:string-value="BB6CC64C">
            <text:p>BB6CC64C</text:p>
          </table:table-cell>
          <table:table-cell table:formula="of:=DEC2HEX([.K2];8)" office:value-type="string" office:string-value="D010275F">
            <text:p>D010275F</text:p>
          </table:table-cell>
          <table:table-cell table:formula="of:=DEC2HEX([.L2];8)" office:value-type="string" office:string-value="5A1900CD">
            <text:p>5A1900CD</text:p>
          </table:table-cell>
          <table:table-cell table:formula="of:=DEC2HEX([.M2];8)" office:value-type="string" office:string-value="7D60D4D1">
            <text:p>7D60D4D1</text:p>
          </table:table-cell>
          <table:table-cell table:formula="of:=DEC2HEX([.N2];8)" office:value-type="string" office:string-value="B904C0C3">
            <text:p>B904C0C3</text:p>
          </table:table-cell>
          <table:table-cell table:formula="of:=DEC2HEX([.O2];8)" office:value-type="string" office:string-value="5EB4DDFC">
            <text:p>5EB4DDFC</text:p>
          </table:table-cell>
          <table:table-cell table:formula="of:=DEC2HEX([.P2];8)" office:value-type="string" office:string-value="02020000">
            <text:p>02020000</text:p>
          </table:table-cell>
          <table:table-cell table:formula="of:=DEC2HEX([.Q2];8)" office:value-type="string" office:string-value="05463F14">
            <text:p>05463F14</text:p>
          </table:table-cell>
          <table:table-cell table:formula="of:=DEC2HEX([.R2];8)" office:value-type="string" office:string-value="608CFDBE">
            <text:p>608CFDBE</text:p>
          </table:table-cell>
          <table:table-cell table:formula="of:=DEC2HEX([.S2];8)" office:value-type="string" office:string-value="C1F2B3BF">
            <text:p>C1F2B3BF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float" office:value="3554416214">
            <text:p>3554416214</text:p>
          </table:table-cell>
          <table:table-cell office:value-type="float" office:value="3596950530">
            <text:p>3596950530</text:p>
          </table:table-cell>
          <table:table-cell office:value-type="float" office:value="3256818798">
            <text:p>3256818798</text:p>
          </table:table-cell>
          <table:table-cell office:value-type="float" office:value="3441282839">
            <text:p>3441282839</text:p>
          </table:table-cell>
          <table:table-cell office:value-type="float" office:value="551188286">
            <text:p>551188286</text:p>
          </table:table-cell>
          <table:table-cell office:value-type="float" office:value="1772930236">
            <text:p>1772930236</text:p>
          </table:table-cell>
          <table:table-cell office:value-type="float" office:value="639546068">
            <text:p>639546068</text:p>
          </table:table-cell>
          <table:table-cell office:value-type="float" office:value="1695770923">
            <text:p>1695770923</text:p>
          </table:table-cell>
          <table:table-cell office:value-type="float" office:value="3866696455">
            <text:p>3866696455</text:p>
          </table:table-cell>
          <table:table-cell office:value-type="float" office:value="1157490768">
            <text:p>1157490768</text:p>
          </table:table-cell>
          <table:table-cell office:value-type="float" office:value="2684337192">
            <text:p>2684337192</text:p>
          </table:table-cell>
          <table:table-cell office:value-type="float" office:value="1538207278">
            <text:p>1538207278</text:p>
          </table:table-cell>
          <table:table-cell office:value-type="float" office:value="2854052347">
            <text:p>2854052347</text:p>
          </table:table-cell>
          <table:table-cell office:value-type="float" office:value="3668764397">
            <text:p>3668764397</text:p>
          </table:table-cell>
          <table:table-cell office:value-type="float" office:value="2518521972">
            <text:p>2518521972</text:p>
          </table:table-cell>
          <table:table-cell office:value-type="float" office:value="1680571954">
            <text:p>1680571954</text:p>
          </table:table-cell>
          <table:table-cell office:value-type="float" office:value="3430460352">
            <text:p>3430460352</text:p>
          </table:table-cell>
          <table:table-cell office:value-type="float" office:value="1194991739">
            <text:p>1194991739</text:p>
          </table:table-cell>
          <table:table-cell office:value-type="float" office:value="3001001924">
            <text:p>3001001924</text:p>
          </table:table-cell>
        </table:table-row>
        <table:table-row table:style-name="ro1">
          <table:table-cell table:formula="of:=DEC2HEX([.A7];8)" office:value-type="string" office:string-value="D3DC1656">
            <text:p>D3DC1656</text:p>
          </table:table-cell>
          <table:table-cell table:formula="of:=DEC2HEX([.B7];8)" office:value-type="string" office:string-value="D6651C02">
            <text:p>D6651C02</text:p>
          </table:table-cell>
          <table:table-cell table:formula="of:=DEC2HEX([.C7];8)" office:value-type="string" office:string-value="C21F1C6E">
            <text:p>C21F1C6E</text:p>
          </table:table-cell>
          <table:table-cell table:formula="of:=DEC2HEX([.D7];8)" office:value-type="string" office:string-value="CD1DCF17">
            <text:p>CD1DCF17</text:p>
          </table:table-cell>
          <table:table-cell table:formula="of:=DEC2HEX([.E7];8)" office:value-type="string" office:string-value="20DA773E">
            <text:p>20DA773E</text:p>
          </table:table-cell>
          <table:table-cell table:formula="of:=DEC2HEX([.F7];8)" office:value-type="string" office:string-value="69ACC4BC">
            <text:p>69ACC4BC</text:p>
          </table:table-cell>
          <table:table-cell table:formula="of:=DEC2HEX([.G7];8)" office:value-type="string" office:string-value="261EB2D4">
            <text:p>261EB2D4</text:p>
          </table:table-cell>
          <table:table-cell table:formula="of:=DEC2HEX([.H7];8)" office:value-type="string" office:string-value="6513692B">
            <text:p>6513692B</text:p>
          </table:table-cell>
          <table:table-cell table:formula="of:=DEC2HEX([.I7];8)" office:value-type="string" office:string-value="E6791B07">
            <text:p>E6791B07</text:p>
          </table:table-cell>
          <table:table-cell table:formula="of:=DEC2HEX([.J7];8)" office:value-type="string" office:string-value="44FDE850">
            <text:p>44FDE850</text:p>
          </table:table-cell>
          <table:table-cell table:formula="of:=DEC2HEX([.K7];8)" office:value-type="string" office:string-value="9FFFBC28">
            <text:p>9FFFBC28</text:p>
          </table:table-cell>
          <table:table-cell table:formula="of:=DEC2HEX([.L7];8)" office:value-type="string" office:string-value="5BAF2E2E">
            <text:p>5BAF2E2E</text:p>
          </table:table-cell>
          <table:table-cell table:formula="of:=DEC2HEX([.M7];8)" office:value-type="string" office:string-value="AA1D61FB">
            <text:p>AA1D61FB</text:p>
          </table:table-cell>
          <table:table-cell table:formula="of:=DEC2HEX([.N7];8)" office:value-type="string" office:string-value="DAACE6ED">
            <text:p>DAACE6ED</text:p>
          </table:table-cell>
          <table:table-cell table:formula="of:=DEC2HEX([.O7];8)" office:value-type="string" office:string-value="961D9874">
            <text:p>961D9874</text:p>
          </table:table-cell>
          <table:table-cell table:formula="of:=DEC2HEX([.P7];8)" office:value-type="string" office:string-value="642B7E32">
            <text:p>642B7E32</text:p>
          </table:table-cell>
          <table:table-cell table:formula="of:=DEC2HEX([.Q7];8)" office:value-type="string" office:string-value="CC78ABC0">
            <text:p>CC78ABC0</text:p>
          </table:table-cell>
          <table:table-cell table:formula="of:=DEC2HEX([.R7];8)" office:value-type="string" office:string-value="473A207B">
            <text:p>473A207B</text:p>
          </table:table-cell>
          <table:table-cell table:formula="of:=DEC2HEX([.S7];8)" office:value-type="string" office:string-value="B2DFA7C4">
            <text:p>B2DFA7C4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>
            <text:p>C0B69AE0</text:p>
          </table:table-cell>
          <table:table-cell office:value-type="string">
            <text:p>38779733</text:p>
          </table:table-cell>
          <table:table-cell office:value-type="string">
            <text:p>A6E1C9D3</text:p>
          </table:table-cell>
          <table:table-cell office:value-type="string">
            <text:p>7BD49B9D</text:p>
          </table:table-cell>
          <table:table-cell office:value-type="string">
            <text:p>671B2009</text:p>
          </table:table-cell>
          <table:table-cell office:value-type="string">
            <text:p>227823EB</text:p>
          </table:table-cell>
          <table:table-cell office:value-type="string">
            <text:p>96C6B415</text:p>
          </table:table-cell>
          <table:table-cell office:value-type="string">
            <text:p>7082C7C6</text:p>
          </table:table-cell>
          <table:table-cell office:value-type="string">
            <text:p>1E9F7A60</text:p>
          </table:table-cell>
          <table:table-cell office:value-type="string">
            <text:p>5B6C65D7</text:p>
          </table:table-cell>
          <table:table-cell office:value-type="string">
            <text:p>F1F3AAE5</text:p>
          </table:table-cell>
          <table:table-cell office:value-type="string">
            <text:p>231CF5DD</text:p>
          </table:table-cell>
          <table:table-cell office:value-type="string">
            <text:p>0C81C6B2</text:p>
          </table:table-cell>
          <table:table-cell office:value-type="string">
            <text:p>6FAA6090</text:p>
          </table:table-cell>
          <table:table-cell office:value-type="string">
            <text:p>632E791E</text:p>
          </table:table-cell>
          <table:table-cell office:value-type="string">
            <text:p>7FEFF939</text:p>
          </table:table-cell>
          <table:table-cell office:value-type="string">
            <text:p>336B50CB</text:p>
          </table:table-cell>
          <table:table-cell office:value-type="string">
            <text:p>CB2DF50E</text:p>
          </table:table-cell>
          <table:table-cell office:value-type="string">
            <text:p>DD670C5A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4"/>
          <table:table-cell office:value-type="string">
            <text:p>20be8a40</text:p>
          </table:table-cell>
          <table:table-cell table:formula="of:=HEX2DEC([.E15])" office:value-type="float" office:value="549358144">
            <text:p>549358144</text:p>
          </table:table-cell>
          <table:table-cell office:value-type="string">
            <text:p>1AFE3A79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20be9b17</text:p>
          </table:table-cell>
          <table:table-cell office:value-type="float" office:value="549362455">
            <text:p>549362455</text:p>
          </table:table-cell>
          <table:table-cell office:value-type="string">
            <text:p>DC4B5B2C</text:p>
          </table:table-cell>
          <table:table-cell table:number-columns-repeated="12"/>
        </table:table-row>
      </table:table>
      <table:table table:name="fi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n</text:p>
          </table:table-cell>
          <table:table-cell office:value-type="float" office:value="549358144">
            <text:p>549358144</text:p>
          </table:table-cell>
          <table:table-cell office:value-type="string">
            <text:p>1da571e3</text:p>
          </table:table-cell>
          <table:table-cell table:formula="of:=HEX2DEC([.C1])" office:value-type="float" office:value="497381859">
            <text:p>497381859</text:p>
          </table:table-cell>
          <table:table-cell table:number-columns-repeated="20"/>
        </table:table-row>
        <table:table-row table:style-name="ro1">
          <table:table-cell table:number-columns-repeated="10"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office:value-type="string">
            <text:p>e1</text:p>
          </table:table-cell>
          <table:table-cell table:formula="of:=CONCATENATE([.B8];[.B13])" office:value-type="string" office:string-value="2CC0DDAD">
            <text:p>2CC0DDAD</text:p>
          </table:table-cell>
          <table:table-cell table:number-columns-repeated="4"/>
          <table:table-cell office:value-type="string">
            <text:p>e2</text:p>
          </table:table-cell>
          <table:table-cell table:formula="of:=CONCATENATE([.H8];[.H13])" office:value-type="string" office:string-value="3C824722">
            <text:p>3C824722</text:p>
          </table:table-cell>
          <table:table-cell table:number-columns-repeated="4"/>
          <table:table-cell office:value-type="string">
            <text:p>e3</text:p>
          </table:table-cell>
          <table:table-cell table:formula="of:=CONCATENATE([.N8];[.N13])" office:value-type="string" office:string-value="2433EB6F">
            <text:p>2433EB6F</text:p>
          </table:table-cell>
          <table:table-cell table:number-columns-repeated="4"/>
          <table:table-cell office:value-type="string">
            <text:p>e4</text:p>
          </table:table-cell>
          <table:table-cell table:formula="of:=CONCATENATE([.T8];[.T13])" office:value-type="string" office:string-value="0878195B">
            <text:p>0878195B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A</text:p>
          </table:table-cell>
          <table:table-cell table:formula="of:=[.C5]+[.D5]" office:value-type="float" office:value="1103515245">
            <text:p>1103515245</text:p>
          </table:table-cell>
          <table:table-cell office:value-type="float" office:value="1103495168">
            <text:p>1103495168</text:p>
          </table:table-cell>
          <table:table-cell office:value-type="float" office:value="20077">
            <text:p>20077</text:p>
          </table:table-cell>
          <table:table-cell table:number-columns-repeated="2"/>
          <table:table-cell office:value-type="string">
            <text:p>A</text:p>
          </table:table-cell>
          <table:table-cell table:formula="of:=[.I5]+[.J5]" office:value-type="float" office:value="2155723957">
            <text:p>2155723957</text:p>
          </table:table-cell>
          <table:table-cell office:value-type="float" office:value="2155675648">
            <text:p>2155675648</text:p>
          </table:table-cell>
          <table:table-cell office:value-type="float" office:value="48309">
            <text:p>48309</text:p>
          </table:table-cell>
          <table:table-cell table:number-columns-repeated="2"/>
          <table:table-cell office:value-type="string">
            <text:p>A</text:p>
          </table:table-cell>
          <table:table-cell table:formula="of:=[.O5]+[.P5]" office:value-type="float" office:value="3953215549">
            <text:p>3953215549</text:p>
          </table:table-cell>
          <table:table-cell office:value-type="float" office:value="3953197056">
            <text:p>3953197056</text:p>
          </table:table-cell>
          <table:table-cell office:value-type="float" office:value="18493">
            <text:p>18493</text:p>
          </table:table-cell>
          <table:table-cell table:number-columns-repeated="2"/>
          <table:table-cell office:value-type="string">
            <text:p>A</text:p>
          </table:table-cell>
          <table:table-cell table:formula="of:=[.U5]+[.V5]" office:value-type="float" office:value="2603963141">
            <text:p>2603963141</text:p>
          </table:table-cell>
          <table:table-cell office:value-type="float" office:value="2603941888">
            <text:p>2603941888</text:p>
          </table:table-cell>
          <table:table-cell office:value-type="float" office:value="21253">
            <text:p>21253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formula="of:=[.C6]+[.D6]" office:value-type="float" office:value="12337">
            <text:p>12337</text:p>
          </table:table-cell>
          <table:table-cell office:value-type="float" office:value="0">
            <text:p>0</text:p>
          </table:table-cell>
          <table:table-cell office:value-type="float" office:value="12337">
            <text:p>12337</text:p>
          </table:table-cell>
          <table:table-cell office:value-type="float" office:value="12386">
            <text:p>12386</text:p>
          </table:table-cell>
          <table:table-cell/>
          <table:table-cell office:value-type="string">
            <text:p>B</text:p>
          </table:table-cell>
          <table:table-cell table:formula="of:=[.I6]+[.J6]" office:value-type="float" office:value="2802067423">
            <text:p>2802067423</text:p>
          </table:table-cell>
          <table:table-cell office:value-type="float" office:value="2802057216">
            <text:p>2802057216</text:p>
          </table:table-cell>
          <table:table-cell office:value-type="float" office:value="10207">
            <text:p>10207</text:p>
          </table:table-cell>
          <table:table-cell office:value-type="float" office:value="10210">
            <text:p>10210</text:p>
          </table:table-cell>
          <table:table-cell/>
          <table:table-cell office:value-type="string">
            <text:p>B</text:p>
          </table:table-cell>
          <table:table-cell table:formula="of:=[.O6]+[.P6]" office:value-type="float" office:value="229283560">
            <text:p>229283560</text:p>
          </table:table-cell>
          <table:table-cell office:value-type="float" office:value="229244928">
            <text:p>229244928</text:p>
          </table:table-cell>
          <table:table-cell office:value-type="float" office:value="38632">
            <text:p>38632</text:p>
          </table:table-cell>
          <table:table-cell office:value-type="float" office:value="38700">
            <text:p>38700</text:p>
          </table:table-cell>
          <table:table-cell/>
          <table:table-cell office:value-type="string">
            <text:p>B</text:p>
          </table:table-cell>
          <table:table-cell table:formula="of:=[.U6]+[.V6]" office:value-type="float" office:value="1051550433">
            <text:p>1051550433</text:p>
          </table:table-cell>
          <table:table-cell office:value-type="float" office:value="1051525120">
            <text:p>1051525120</text:p>
          </table:table-cell>
          <table:table-cell office:value-type="float" office:value="25313">
            <text:p>25313</text:p>
          </table:table-cell>
          <table:table-cell office:value-type="float" office:value="25386">
            <text:p>25386</text:p>
          </table:table-cell>
          <table:table-cell/>
        </table:table-row>
        <table:table-row table:style-name="ro1">
          <table:table-cell office:value-type="string">
            <text:p>An+B</text:p>
          </table:table-cell>
          <table:table-cell table:formula="of:=[.B6]+[.$B$1]*[.B5]" office:value-type="float" office:value="6.06225086868918E+017">
            <text:p>606225086868918000</text:p>
          </table:table-cell>
          <table:table-cell table:number-columns-repeated="4"/>
          <table:table-cell office:value-type="string">
            <text:p>An+B</text:p>
          </table:table-cell>
          <table:table-cell table:formula="of:=[.H6]+[.$B$1]*[.H5]" office:value-type="float" office:value="1.18426451479592E+018">
            <text:p>1184264514795920000</text:p>
          </table:table-cell>
          <table:table-cell table:number-columns-repeated="4"/>
          <table:table-cell office:value-type="string">
            <text:p>An+B</text:p>
          </table:table-cell>
          <table:table-cell table:formula="of:=[.N6]+[.$B$1]*[.N5]" office:value-type="float" office:value="2.17173115705986E+018">
            <text:p>2171731157059860000</text:p>
          </table:table-cell>
          <table:table-cell table:number-columns-repeated="4"/>
          <table:table-cell office:value-type="string">
            <text:p>An+B</text:p>
          </table:table-cell>
          <table:table-cell table:formula="of:=[.T6]+[.$B$1]*[.T5]" office:value-type="float" office:value="1.43050835923572E+018">
            <text:p>1430508359235720000</text:p>
          </table:table-cell>
          <table:table-cell table:number-columns-repeated="4"/>
        </table:table-row>
        <table:table-row table:style-name="ro1">
          <table:table-cell/>
          <table:table-cell table:formula="of:=LEFT(DEC2HEX(MOD([.B7];16^8);8);4)" office:value-type="string" office:string-value="2CC0">
            <text:p>2CC0</text:p>
          </table:table-cell>
          <table:table-cell table:number-columns-repeated="5"/>
          <table:table-cell table:formula="of:=LEFT(DEC2HEX(MOD([.H7];16^8);8);4)" office:value-type="string" office:string-value="3C82">
            <text:p>3C82</text:p>
          </table:table-cell>
          <table:table-cell table:number-columns-repeated="5"/>
          <table:table-cell table:formula="of:=LEFT(DEC2HEX(MOD([.N7];16^8);8);4)" office:value-type="string" office:string-value="2433">
            <text:p>2433</text:p>
          </table:table-cell>
          <table:table-cell table:number-columns-repeated="5"/>
          <table:table-cell table:formula="of:=LEFT(DEC2HEX(MOD([.T7];16^8);8);4)" office:value-type="string" office:string-value="0878">
            <text:p>087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formula="of:=[.C10]+[.D10]" office:value-type="float" office:value="3265436265">
            <text:p>3265436265</text:p>
          </table:table-cell>
          <table:table-cell office:value-type="float" office:value="3265396736">
            <text:p>3265396736</text:p>
          </table:table-cell>
          <table:table-cell office:value-type="float" office:value="39529">
            <text:p>39529</text:p>
          </table:table-cell>
          <table:table-cell table:number-columns-repeated="2"/>
          <table:table-cell office:value-type="string">
            <text:p>A</text:p>
          </table:table-cell>
          <table:table-cell table:formula="of:=[.I10]+[.J10]" office:value-type="float" office:value="3993403153">
            <text:p>3993403153</text:p>
          </table:table-cell>
          <table:table-cell office:value-type="float" office:value="3993370624">
            <text:p>3993370624</text:p>
          </table:table-cell>
          <table:table-cell office:value-type="float" office:value="32529">
            <text:p>32529</text:p>
          </table:table-cell>
          <table:table-cell table:number-columns-repeated="2"/>
          <table:table-cell office:value-type="string">
            <text:p>A</text:p>
          </table:table-cell>
          <table:table-cell table:formula="of:=[.O10]+[.P10]" office:value-type="float" office:value="3554433017">
            <text:p>3554433017</text:p>
          </table:table-cell>
          <table:table-cell office:value-type="float" office:value="3554410496">
            <text:p>3554410496</text:p>
          </table:table-cell>
          <table:table-cell office:value-type="float" office:value="22521">
            <text:p>22521</text:p>
          </table:table-cell>
          <table:table-cell table:number-columns-repeated="2"/>
          <table:table-cell office:value-type="string">
            <text:p>A</text:p>
          </table:table-cell>
          <table:table-cell table:formula="of:=[.U10]+[.V10]" office:value-type="float" office:value="3487424289">
            <text:p>3487424289</text:p>
          </table:table-cell>
          <table:table-cell office:value-type="float" office:value="3487432704">
            <text:p>3487432704</text:p>
          </table:table-cell>
          <table:table-cell office:value-type="float" office:value="-8415">
            <text:p>-8415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formula="of:=[.C11]+[.D11]" office:value-type="float" office:value="3554416214">
            <text:p>3554416214</text:p>
          </table:table-cell>
          <table:table-cell office:value-type="float" office:value="3554410496">
            <text:p>3554410496</text:p>
          </table:table-cell>
          <table:table-cell office:value-type="float" office:value="5718">
            <text:p>5718</text:p>
          </table:table-cell>
          <table:table-cell office:value-type="float" office:value="5758">
            <text:p>5758</text:p>
          </table:table-cell>
          <table:table-cell/>
          <table:table-cell office:value-type="string">
            <text:p>B</text:p>
          </table:table-cell>
          <table:table-cell table:formula="of:=[.I11]+[.J11]" office:value-type="float" office:value="3596950530">
            <text:p>3596950530</text:p>
          </table:table-cell>
          <table:table-cell office:value-type="float" office:value="3596943360">
            <text:p>3596943360</text:p>
          </table:table-cell>
          <table:table-cell office:value-type="float" office:value="7170">
            <text:p>7170</text:p>
          </table:table-cell>
          <table:table-cell office:value-type="float" office:value="7278">
            <text:p>7278</text:p>
          </table:table-cell>
          <table:table-cell/>
          <table:table-cell office:value-type="string">
            <text:p>B</text:p>
          </table:table-cell>
          <table:table-cell table:formula="of:=[.O11]+[.P11]" office:value-type="float" office:value="3256818798">
            <text:p>3256818798</text:p>
          </table:table-cell>
          <table:table-cell office:value-type="float" office:value="3256811520">
            <text:p>3256811520</text:p>
          </table:table-cell>
          <table:table-cell office:value-type="float" office:value="7278">
            <text:p>7278</text:p>
          </table:table-cell>
          <table:table-cell office:value-type="float" office:value="7370">
            <text:p>7370</text:p>
          </table:table-cell>
          <table:table-cell/>
          <table:table-cell office:value-type="string">
            <text:p>B</text:p>
          </table:table-cell>
          <table:table-cell table:formula="of:=[.U11]+[.V11]" office:value-type="float" office:value="3441282839">
            <text:p>3441282839</text:p>
          </table:table-cell>
          <table:table-cell office:value-type="float" office:value="3441229824">
            <text:p>3441229824</text:p>
          </table:table-cell>
          <table:table-cell office:value-type="float" office:value="53015">
            <text:p>53015</text:p>
          </table:table-cell>
          <table:table-cell office:value-type="float" office:value="53019">
            <text:p>53019</text:p>
          </table:table-cell>
          <table:table-cell/>
        </table:table-row>
        <table:table-row table:style-name="ro1">
          <table:table-cell office:value-type="string">
            <text:p>An+B</text:p>
          </table:table-cell>
          <table:table-cell table:formula="of:=[.B11]+[.$B$1]*[.B10]" office:value-type="float" office:value="1.79389400944511E+018">
            <text:p>1793894009445110000</text:p>
          </table:table-cell>
          <table:table-cell table:number-columns-repeated="4"/>
          <table:table-cell office:value-type="string">
            <text:p>An+B</text:p>
          </table:table-cell>
          <table:table-cell table:formula="of:=[.H11]+[.$B$1]*[.H10]" office:value-type="float" office:value="2.19380854797278E+018">
            <text:p>2193808547972780000</text:p>
          </table:table-cell>
          <table:table-cell table:number-columns-repeated="4"/>
          <table:table-cell office:value-type="string">
            <text:p>An+B</text:p>
          </table:table-cell>
          <table:table-cell table:formula="of:=[.N11]+[.$B$1]*[.N10]" office:value-type="float" office:value="1.95265672844826E+018">
            <text:p>1952656728448260000</text:p>
          </table:table-cell>
          <table:table-cell table:number-columns-repeated="4"/>
          <table:table-cell office:value-type="string">
            <text:p>An+B</text:p>
          </table:table-cell>
          <table:table-cell table:formula="of:=[.T11]+[.$B$1]*[.T10]" office:value-type="float" office:value="1.91584493818684E+018">
            <text:p>1915844938186840000</text:p>
          </table:table-cell>
          <table:table-cell table:number-columns-repeated="4"/>
        </table:table-row>
        <table:table-row table:style-name="ro1">
          <table:table-cell/>
          <table:table-cell table:formula="of:=LEFT(DEC2HEX(MOD([.B12];16^8);8);4)" office:value-type="string" office:string-value="DDAD">
            <text:p>DDAD</text:p>
          </table:table-cell>
          <table:table-cell table:number-columns-repeated="5"/>
          <table:table-cell table:formula="of:=LEFT(DEC2HEX(MOD([.H12];16^8);8);4)" office:value-type="string" office:string-value="4722">
            <text:p>4722</text:p>
          </table:table-cell>
          <table:table-cell table:number-columns-repeated="5"/>
          <table:table-cell table:formula="of:=LEFT(DEC2HEX(MOD([.N12];16^8);8);4)" office:value-type="string" office:string-value="EB6F">
            <text:p>EB6F</text:p>
          </table:table-cell>
          <table:table-cell table:number-columns-repeated="5"/>
          <table:table-cell table:formula="of:=LEFT(DEC2HEX(MOD([.T12];16^8);8);4)" office:value-type="string" office:string-value="195B">
            <text:p>195B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office:value-type="string">
            <text:p>e5</text:p>
          </table:table-cell>
          <table:table-cell table:formula="of:=CONCATENATE([.B22];[.B27])" office:value-type="string" office:string-value="45A17C95">
            <text:p>45A17C95</text:p>
          </table:table-cell>
          <table:table-cell table:number-columns-repeated="4"/>
          <table:table-cell office:value-type="string">
            <text:p>e6</text:p>
          </table:table-cell>
          <table:table-cell table:formula="of:=CONCATENATE([.H22];[.H27])" office:value-type="string" office:string-value="3814F2D1">
            <text:p>3814F2D1</text:p>
          </table:table-cell>
          <table:table-cell table:number-columns-repeated="4"/>
          <table:table-cell office:value-type="string">
            <text:p>e7</text:p>
          </table:table-cell>
          <table:table-cell table:formula="of:=CONCATENATE([.N22];[.N27])" office:value-type="string" office:string-value="CC29A9B5">
            <text:p>CC29A9B5</text:p>
          </table:table-cell>
          <table:table-cell table:number-columns-repeated="4"/>
          <table:table-cell office:value-type="string">
            <text:p>e8</text:p>
          </table:table-cell>
          <table:table-cell table:formula="of:=CONCATENATE([.T22];[.T27])" office:value-type="string" office:string-value="CD3DDCA9">
            <text:p>CD3DDCA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A</text:p>
          </table:table-cell>
          <table:table-cell table:formula="of:=[.C19]+[.D19]" office:value-type="float" office:value="268046093">
            <text:p>268046093</text:p>
          </table:table-cell>
          <table:table-cell office:value-type="float" office:value="268042240">
            <text:p>268042240</text:p>
          </table:table-cell>
          <table:table-cell office:value-type="float" office:value="3853">
            <text:p>3853</text:p>
          </table:table-cell>
          <table:table-cell table:number-columns-repeated="2"/>
          <table:table-cell office:value-type="string">
            <text:p>A</text:p>
          </table:table-cell>
          <table:table-cell table:formula="of:=[.I19]+[.J19]" office:value-type="float" office:value="1524104789">
            <text:p>1524104789</text:p>
          </table:table-cell>
          <table:table-cell office:value-type="float" office:value="1524105216">
            <text:p>1524105216</text:p>
          </table:table-cell>
          <table:table-cell office:value-type="float" office:value="-427">
            <text:p>-427</text:p>
          </table:table-cell>
          <table:table-cell table:number-columns-repeated="2"/>
          <table:table-cell office:value-type="string">
            <text:p>A</text:p>
          </table:table-cell>
          <table:table-cell table:formula="of:=[.O19]+[.P19]" office:value-type="float" office:value="2371908317">
            <text:p>2371908317</text:p>
          </table:table-cell>
          <table:table-cell office:value-type="float" office:value="2371944448">
            <text:p>2371944448</text:p>
          </table:table-cell>
          <table:table-cell office:value-type="float" office:value="-36131">
            <text:p>-36131</text:p>
          </table:table-cell>
          <table:table-cell table:number-columns-repeated="2"/>
          <table:table-cell office:value-type="string">
            <text:p>A</text:p>
          </table:table-cell>
          <table:table-cell table:formula="of:=[.U19]+[.V19]" office:value-type="float" office:value="729943717">
            <text:p>729943717</text:p>
          </table:table-cell>
          <table:table-cell office:value-type="float" office:value="729939968">
            <text:p>729939968</text:p>
          </table:table-cell>
          <table:table-cell office:value-type="float" office:value="3749">
            <text:p>3749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formula="of:=[.C20]+[.D20]" office:value-type="float" office:value="2941955348">
            <text:p>2941955348</text:p>
          </table:table-cell>
          <table:table-cell office:value-type="float" office:value="2941911040">
            <text:p>2941911040</text:p>
          </table:table-cell>
          <table:table-cell office:value-type="float" office:value="44308">
            <text:p>44308</text:p>
          </table:table-cell>
          <table:table-cell office:value-type="float" office:value="44413">
            <text:p>44413</text:p>
          </table:table-cell>
          <table:table-cell/>
          <table:table-cell office:value-type="string">
            <text:p>B</text:p>
          </table:table-cell>
          <table:table-cell table:formula="of:=[.I20]+[.J20]" office:value-type="float" office:value="2951033815">
            <text:p>2951033815</text:p>
          </table:table-cell>
          <table:table-cell office:value-type="float" office:value="2951033784">
            <text:p>2951033784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B</text:p>
          </table:table-cell>
          <table:table-cell table:formula="of:=[.O20]+[.P20]" office:value-type="float" office:value="2518396841">
            <text:p>2518396841</text:p>
          </table:table-cell>
          <table:table-cell office:value-type="float" office:value="2518351872">
            <text:p>2518351872</text:p>
          </table:table-cell>
          <table:table-cell office:value-type="float" office:value="44969">
            <text:p>44969</text:p>
          </table:table-cell>
          <table:table-cell office:value-type="float" office:value="44993">
            <text:p>44993</text:p>
          </table:table-cell>
          <table:table-cell/>
          <table:table-cell office:value-type="string">
            <text:p>B</text:p>
          </table:table-cell>
          <table:table-cell table:formula="of:=[.U20]+[.V20]" office:value-type="float" office:value="1381971571">
            <text:p>1381971571</text:p>
          </table:table-cell>
          <table:table-cell office:value-type="float" office:value="1381957632">
            <text:p>1381957632</text:p>
          </table:table-cell>
          <table:table-cell office:value-type="float" office:value="13939">
            <text:p>13939</text:p>
          </table:table-cell>
          <table:table-cell office:value-type="float" office:value="13949">
            <text:p>13949</text:p>
          </table:table-cell>
          <table:table-cell office:value-type="float" office:value="547438042">
            <text:p>547438042</text:p>
          </table:table-cell>
        </table:table-row>
        <table:table-row table:style-name="ro1">
          <table:table-cell office:value-type="string">
            <text:p>An+B</text:p>
          </table:table-cell>
          <table:table-cell table:formula="of:=[.B20]+[.$B$1]*[.B19]" office:value-type="float" office:value="1.47253307098887E+017">
            <text:p>147253307098887000</text:p>
          </table:table-cell>
          <table:table-cell table:number-columns-repeated="4"/>
          <table:table-cell office:value-type="string">
            <text:p>An+B</text:p>
          </table:table-cell>
          <table:table-cell table:formula="of:=[.H20]+[.$B$1]*[.H19]" office:value-type="float" office:value="8.37279381097585E+017">
            <text:p>837279381097585000</text:p>
          </table:table-cell>
          <table:table-cell table:number-columns-repeated="4"/>
          <table:table-cell office:value-type="string">
            <text:p>An+B</text:p>
          </table:table-cell>
          <table:table-cell table:formula="of:=[.N20]+[.$B$1]*[.N19]" office:value-type="float" office:value="1.30302715328368E+018">
            <text:p>1303027153283680000</text:p>
          </table:table-cell>
          <table:table-cell table:number-columns-repeated="4"/>
          <table:table-cell office:value-type="string">
            <text:p>An+B</text:p>
          </table:table-cell>
          <table:table-cell table:formula="of:=[.T20]+[.$B$1]*[.T19]" office:value-type="float" office:value="4.01000526977553E+017">
            <text:p>401000526977553000</text:p>
          </table:table-cell>
          <table:table-cell table:number-columns-repeated="4"/>
        </table:table-row>
        <table:table-row table:style-name="ro1">
          <table:table-cell/>
          <table:table-cell table:formula="of:=LEFT(DEC2HEX(MOD([.B21];16^8);8);4)" office:value-type="string" office:string-value="45A1">
            <text:p>45A1</text:p>
          </table:table-cell>
          <table:table-cell table:number-columns-repeated="5"/>
          <table:table-cell table:formula="of:=LEFT(DEC2HEX(MOD([.H21];16^8);8);4)" office:value-type="string" office:string-value="3814">
            <text:p>3814</text:p>
          </table:table-cell>
          <table:table-cell table:number-columns-repeated="5"/>
          <table:table-cell table:formula="of:=LEFT(DEC2HEX(MOD([.N21];16^8);8);4)" office:value-type="string" office:string-value="CC29">
            <text:p>CC29</text:p>
          </table:table-cell>
          <table:table-cell table:number-columns-repeated="5"/>
          <table:table-cell table:formula="of:=LEFT(DEC2HEX(MOD([.T21];16^8);8);4)" office:value-type="string" office:string-value="CD3D">
            <text:p>CD3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formula="of:=[.C24]+[.D24]" office:value-type="float" office:value="4011613833">
            <text:p>4011613833</text:p>
          </table:table-cell>
          <table:table-cell office:value-type="float" office:value="4011589632">
            <text:p>4011589632</text:p>
          </table:table-cell>
          <table:table-cell office:value-type="float" office:value="24201">
            <text:p>24201</text:p>
          </table:table-cell>
          <table:table-cell table:number-columns-repeated="2"/>
          <table:table-cell office:value-type="string">
            <text:p>A</text:p>
          </table:table-cell>
          <table:table-cell table:formula="of:=[.I24]+[.J24]" office:value-type="float" office:value="3358797873">
            <text:p>3358797873</text:p>
          </table:table-cell>
          <table:table-cell office:value-type="float" office:value="3358785536">
            <text:p>3358785536</text:p>
          </table:table-cell>
          <table:table-cell office:value-type="float" office:value="12337">
            <text:p>12337</text:p>
          </table:table-cell>
          <table:table-cell table:number-columns-repeated="2"/>
          <table:table-cell office:value-type="string">
            <text:p>A</text:p>
          </table:table-cell>
          <table:table-cell table:formula="of:=[.O24]+[.P24]" office:value-type="float" office:value="2298363417">
            <text:p>2298363417</text:p>
          </table:table-cell>
          <table:table-cell office:value-type="float" office:value="2298347520">
            <text:p>2298347520</text:p>
          </table:table-cell>
          <table:table-cell office:value-type="float" office:value="15897">
            <text:p>15897</text:p>
          </table:table-cell>
          <table:table-cell table:number-columns-repeated="2"/>
          <table:table-cell office:value-type="string">
            <text:p>A</text:p>
          </table:table-cell>
          <table:table-cell table:formula="of:=[.U24]+[.V24]" office:value-type="float" office:value="1601471041">
            <text:p>1601471041</text:p>
          </table:table-cell>
          <table:table-cell office:value-type="float" office:value="1601437696">
            <text:p>1601437696</text:p>
          </table:table-cell>
          <table:table-cell office:value-type="float" office:value="33345">
            <text:p>33345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formula="of:=[.C25]+[.D25]" office:value-type="float" office:value="551188286">
            <text:p>551188286</text:p>
          </table:table-cell>
          <table:table-cell office:value-type="float" office:value="551188060">
            <text:p>551188060</text:p>
          </table:table-cell>
          <table:table-cell office:value-type="float" office:value="226">
            <text:p>226</text:p>
          </table:table-cell>
          <table:table-cell office:value-type="float" office:value="257">
            <text:p>257</text:p>
          </table:table-cell>
          <table:table-cell/>
          <table:table-cell office:value-type="string">
            <text:p>B</text:p>
          </table:table-cell>
          <table:table-cell table:formula="of:=[.I25]+[.J25]" office:value-type="float" office:value="1772930236">
            <text:p>1772930236</text:p>
          </table:table-cell>
          <table:table-cell office:value-type="float" office:value="1772879872">
            <text:p>1772879872</text:p>
          </table:table-cell>
          <table:table-cell office:value-type="float" office:value="50364">
            <text:p>50364</text:p>
          </table:table-cell>
          <table:table-cell office:value-type="float" office:value="50388">
            <text:p>50388</text:p>
          </table:table-cell>
          <table:table-cell/>
          <table:table-cell office:value-type="string">
            <text:p>B</text:p>
          </table:table-cell>
          <table:table-cell table:formula="of:=[.O25]+[.P25]" office:value-type="float" office:value="639546068">
            <text:p>639546068</text:p>
          </table:table-cell>
          <table:table-cell office:value-type="float" office:value="639500288">
            <text:p>639500288</text:p>
          </table:table-cell>
          <table:table-cell office:value-type="float" office:value="45780">
            <text:p>45780</text:p>
          </table:table-cell>
          <table:table-cell office:value-type="float" office:value="45812">
            <text:p>45812</text:p>
          </table:table-cell>
          <table:table-cell/>
          <table:table-cell office:value-type="string">
            <text:p>B</text:p>
          </table:table-cell>
          <table:table-cell table:formula="of:=[.U25]+[.V25]" office:value-type="float" office:value="1695770923">
            <text:p>1695770923</text:p>
          </table:table-cell>
          <table:table-cell office:value-type="float" office:value="1695744000">
            <text:p>1695744000</text:p>
          </table:table-cell>
          <table:table-cell office:value-type="float" office:value="26923">
            <text:p>26923</text:p>
          </table:table-cell>
          <table:table-cell office:value-type="float" office:value="26942">
            <text:p>26942</text:p>
          </table:table-cell>
          <table:table-cell/>
        </table:table-row>
        <table:table-row table:style-name="ro1">
          <table:table-cell office:value-type="string">
            <text:p>An+B</text:p>
          </table:table-cell>
          <table:table-cell table:formula="of:=[.B25]+[.$B$1]*[.B24]" office:value-type="float" office:value="2.20381273029279E+018">
            <text:p>2203812730292790000</text:p>
          </table:table-cell>
          <table:table-cell table:number-columns-repeated="4"/>
          <table:table-cell office:value-type="string">
            <text:p>An+B</text:p>
          </table:table-cell>
          <table:table-cell table:formula="of:=[.H25]+[.$B$1]*[.H24]" office:value-type="float" office:value="1.84518296735536E+018">
            <text:p>1845182967355360000</text:p>
          </table:table-cell>
          <table:table-cell table:number-columns-repeated="4"/>
          <table:table-cell office:value-type="string">
            <text:p>An+B</text:p>
          </table:table-cell>
          <table:table-cell table:formula="of:=[.N25]+[.$B$1]*[.N24]" office:value-type="float" office:value="1.26262466164016E+018">
            <text:p>1262624661640160000</text:p>
          </table:table-cell>
          <table:table-cell table:number-columns-repeated="4"/>
          <table:table-cell office:value-type="string">
            <text:p>An+B</text:p>
          </table:table-cell>
          <table:table-cell table:formula="of:=[.T25]+[.$B$1]*[.T24]" office:value-type="float" office:value="8.79781160449279E+017">
            <text:p>879781160449279000</text:p>
          </table:table-cell>
          <table:table-cell table:number-columns-repeated="4"/>
        </table:table-row>
        <table:table-row table:style-name="ro1">
          <table:table-cell/>
          <table:table-cell table:formula="of:=LEFT(DEC2HEX(MOD([.B26];16^8);8);4)" office:value-type="string" office:string-value="7C95">
            <text:p>7C95</text:p>
          </table:table-cell>
          <table:table-cell table:number-columns-repeated="5"/>
          <table:table-cell table:formula="of:=LEFT(DEC2HEX(MOD([.H26];16^8);8);4)" office:value-type="string" office:string-value="F2D1">
            <text:p>F2D1</text:p>
          </table:table-cell>
          <table:table-cell table:number-columns-repeated="5"/>
          <table:table-cell table:formula="of:=LEFT(DEC2HEX(MOD([.N26];16^8);8);4)" office:value-type="string" office:string-value="A9B5">
            <text:p>A9B5</text:p>
          </table:table-cell>
          <table:table-cell table:number-columns-repeated="5"/>
          <table:table-cell table:formula="of:=LEFT(DEC2HEX(MOD([.T26];16^8);8);4)" office:value-type="string" office:string-value="DCA9">
            <text:p>DCA9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office:value-type="string">
            <text:p>e9</text:p>
          </table:table-cell>
          <table:table-cell table:formula="of:=CONCATENATE([.B36];[.B41])" office:value-type="string" office:string-value="8BA20E1F">
            <text:p>8BA20E1F</text:p>
          </table:table-cell>
          <table:table-cell table:number-columns-repeated="4"/>
          <table:table-cell office:value-type="string">
            <text:p>e10</text:p>
          </table:table-cell>
          <table:table-cell table:formula="of:=CONCATENATE([.H36];[.H41])" office:value-type="string" office:string-value="76B98AF2">
            <text:p>76B98AF2</text:p>
          </table:table-cell>
          <table:table-cell table:number-columns-repeated="4"/>
          <table:table-cell office:value-type="string">
            <text:p>e11</text:p>
          </table:table-cell>
          <table:table-cell table:formula="of:=CONCATENATE([.N36];[.N41])" office:value-type="string" office:string-value="245716EE">
            <text:p>245716EE</text:p>
          </table:table-cell>
          <table:table-cell table:number-columns-repeated="4"/>
          <table:table-cell office:value-type="string">
            <text:p>e12</text:p>
          </table:table-cell>
          <table:table-cell table:formula="of:=CONCATENATE([.T36];[.T41])" office:value-type="string" office:string-value="E0470095">
            <text:p>E0470095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"/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formula="of:=[.C33]+[.D33]" office:value-type="float" office:value="1670464429">
            <text:p>1670464429</text:p>
          </table:table-cell>
          <table:table-cell office:value-type="float" office:value="1670447104">
            <text:p>1670447104</text:p>
          </table:table-cell>
          <table:table-cell office:value-type="float" office:value="17325">
            <text:p>17325</text:p>
          </table:table-cell>
          <table:table-cell table:number-columns-repeated="2"/>
          <table:table-cell office:value-type="string">
            <text:p>A</text:p>
          </table:table-cell>
          <table:table-cell table:formula="of:=[.I33]+[.J33]" office:value-type="float" office:value="650433525">
            <text:p>650433525</text:p>
          </table:table-cell>
          <table:table-cell office:value-type="float" office:value="650444800">
            <text:p>650444800</text:p>
          </table:table-cell>
          <table:table-cell office:value-type="float" office:value="-11275">
            <text:p>-11275</text:p>
          </table:table-cell>
          <table:table-cell table:number-columns-repeated="2"/>
          <table:table-cell office:value-type="string">
            <text:p>A</text:p>
          </table:table-cell>
          <table:table-cell table:formula="of:=[.O33]+[.P33]" office:value-type="float" office:value="424038781">
            <text:p>424038781</text:p>
          </table:table-cell>
          <table:table-cell office:value-type="float" office:value="424017920">
            <text:p>424017920</text:p>
          </table:table-cell>
          <table:table-cell office:value-type="float" office:value="20861">
            <text:p>20861</text:p>
          </table:table-cell>
          <table:table-cell table:number-columns-repeated="2"/>
          <table:table-cell office:value-type="string">
            <text:p>A</text:p>
          </table:table-cell>
          <table:table-cell table:formula="of:=[.U33]+[.V33]" office:value-type="float" office:value="4126580293">
            <text:p>4126580293</text:p>
          </table:table-cell>
          <table:table-cell office:value-type="float" office:value="4126539776">
            <text:p>4126539776</text:p>
          </table:table-cell>
          <table:table-cell office:value-type="float" office:value="40517">
            <text:p>40517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formula="of:=[.C34]+[.D34]" office:value-type="float" office:value="2121308584">
            <text:p>2121308584</text:p>
          </table:table-cell>
          <table:table-cell office:value-type="float" office:value="2121269248">
            <text:p>2121269248</text:p>
          </table:table-cell>
          <table:table-cell office:value-type="float" office:value="39336">
            <text:p>39336</text:p>
          </table:table-cell>
          <table:table-cell office:value-type="float" office:value="39346">
            <text:p>39346</text:p>
          </table:table-cell>
          <table:table-cell/>
          <table:table-cell office:value-type="string">
            <text:p>B</text:p>
          </table:table-cell>
          <table:table-cell table:formula="of:=[.I34]+[.J34]" office:value-type="float" office:value="3144468044">
            <text:p>3144468044</text:p>
          </table:table-cell>
          <table:table-cell office:value-type="float" office:value="3144417280">
            <text:p>3144417280</text:p>
          </table:table-cell>
          <table:table-cell office:value-type="float" office:value="50764">
            <text:p>50764</text:p>
          </table:table-cell>
          <table:table-cell office:value-type="float" office:value="51115">
            <text:p>51115</text:p>
          </table:table-cell>
          <table:table-cell/>
          <table:table-cell office:value-type="string">
            <text:p>B</text:p>
          </table:table-cell>
          <table:table-cell table:formula="of:=[.O34]+[.P34]" office:value-type="float" office:value="3490719583">
            <text:p>3490719583</text:p>
          </table:table-cell>
          <table:table-cell office:value-type="float" office:value="3490709504">
            <text:p>3490709504</text:p>
          </table:table-cell>
          <table:table-cell office:value-type="float" office:value="10079">
            <text:p>10079</text:p>
          </table:table-cell>
          <table:table-cell office:value-type="float" office:value="10101">
            <text:p>10101</text:p>
          </table:table-cell>
          <table:table-cell/>
          <table:table-cell office:value-type="string">
            <text:p>B</text:p>
          </table:table-cell>
          <table:table-cell table:formula="of:=[.U34]+[.V34]" office:value-type="float" office:value="1511588045">
            <text:p>1511588045</text:p>
          </table:table-cell>
          <table:table-cell office:value-type="float" office:value="1511587840">
            <text:p>1511587840</text:p>
          </table:table-cell>
          <table:table-cell office:value-type="float" office:value="205">
            <text:p>205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string">
            <text:p>An+B</text:p>
          </table:table-cell>
          <table:table-cell table:formula="of:=[.B34]+[.$B$1]*[.B33]" office:value-type="float" office:value="9.17683240454768E+017">
            <text:p>917683240454768000</text:p>
          </table:table-cell>
          <table:table-cell table:number-columns-repeated="4"/>
          <table:table-cell office:value-type="string">
            <text:p>An+B</text:p>
          </table:table-cell>
          <table:table-cell table:formula="of:=[.H34]+[.$B$1]*[.H33]" office:value-type="float" office:value="3.57320957233846E+017">
            <text:p>357320957233846000</text:p>
          </table:table-cell>
          <table:table-cell table:number-columns-repeated="4"/>
          <table:table-cell office:value-type="string">
            <text:p>An+B</text:p>
          </table:table-cell>
          <table:table-cell table:formula="of:=[.N34]+[.$B$1]*[.N33]" office:value-type="float" office:value="2.32949161204902E+017">
            <text:p>232949161204902000</text:p>
          </table:table-cell>
          <table:table-cell table:number-columns-repeated="4"/>
          <table:table-cell office:value-type="string">
            <text:p>An+B</text:p>
          </table:table-cell>
          <table:table-cell table:formula="of:=[.T34]+[.$B$1]*[.T33]" office:value-type="float" office:value="2.26697049234104E+018">
            <text:p>2266970492341040000</text:p>
          </table:table-cell>
          <table:table-cell table:number-columns-repeated="4"/>
        </table:table-row>
        <table:table-row table:style-name="ro1">
          <table:table-cell/>
          <table:table-cell table:formula="of:=LEFT(DEC2HEX(MOD([.B35];16^8);8);4)" office:value-type="string" office:string-value="8BA2">
            <text:p>8BA2</text:p>
          </table:table-cell>
          <table:table-cell table:number-columns-repeated="5"/>
          <table:table-cell table:formula="of:=LEFT(DEC2HEX(MOD([.H35];16^8);8);4)" office:value-type="string" office:string-value="76B9">
            <text:p>76B9</text:p>
          </table:table-cell>
          <table:table-cell table:number-columns-repeated="5"/>
          <table:table-cell table:formula="of:=LEFT(DEC2HEX(MOD([.N35];16^8);8);4)" office:value-type="string" office:string-value="2457">
            <text:p>2457</text:p>
          </table:table-cell>
          <table:table-cell table:number-columns-repeated="5"/>
          <table:table-cell table:formula="of:=LEFT(DEC2HEX(MOD([.T35];16^8);8);4)" office:value-type="string" office:string-value="E047">
            <text:p>E04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4"/>
          <table:table-cell table:style-name="ce1"/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formula="of:=[.C38]+[.D38]" office:value-type="float" office:value="3964044969">
            <text:p>3964044969</text:p>
          </table:table-cell>
          <table:table-cell office:value-type="float" office:value="3964010496">
            <text:p>3964010496</text:p>
          </table:table-cell>
          <table:table-cell office:value-type="float" office:value="34473">
            <text:p>34473</text:p>
          </table:table-cell>
          <table:table-cell table:number-columns-repeated="2"/>
          <table:table-cell office:value-type="string">
            <text:p>A</text:p>
          </table:table-cell>
          <table:table-cell table:formula="of:=[.I38]+[.J38]" office:value-type="float" office:value="2665538897">
            <text:p>2665538897</text:p>
          </table:table-cell>
          <table:table-cell office:value-type="float" office:value="2665545728">
            <text:p>2665545728</text:p>
          </table:table-cell>
          <table:table-cell office:value-type="float" office:value="-6831">
            <text:p>-6831</text:p>
          </table:table-cell>
          <table:table-cell table:number-columns-repeated="2"/>
          <table:table-cell office:value-type="string">
            <text:p>A</text:p>
          </table:table-cell>
          <table:table-cell table:formula="of:=[.O38]+[.P38]" office:value-type="float" office:value="4084385849">
            <text:p>4084385849</text:p>
          </table:table-cell>
          <table:table-cell office:value-type="float" office:value="4084400128">
            <text:p>4084400128</text:p>
          </table:table-cell>
          <table:table-cell office:value-type="float" office:value="-14279">
            <text:p>-14279</text:p>
          </table:table-cell>
          <table:table-cell table:number-columns-repeated="2"/>
          <table:table-cell office:value-type="string">
            <text:p>A</text:p>
          </table:table-cell>
          <table:table-cell table:formula="of:=[.U38]+[.V38]" office:value-type="float" office:value="3432540513">
            <text:p>3432540513</text:p>
          </table:table-cell>
          <table:table-cell office:value-type="float" office:value="3432513536">
            <text:p>3432513536</text:p>
          </table:table-cell>
          <table:table-cell office:value-type="float" office:value="26977">
            <text:p>26977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formula="of:=[.C39]+[.D39]" office:value-type="float" office:value="3866696455">
            <text:p>3866696455</text:p>
          </table:table-cell>
          <table:table-cell office:value-type="float" office:value="3866682766">
            <text:p>3866682766</text:p>
          </table:table-cell>
          <table:table-cell office:value-type="float" office:value="13689">
            <text:p>13689</text:p>
          </table:table-cell>
          <table:table-cell office:value-type="float" office:value="13743">
            <text:p>13743</text:p>
          </table:table-cell>
          <table:table-cell/>
          <table:table-cell office:value-type="string">
            <text:p>B</text:p>
          </table:table-cell>
          <table:table-cell table:formula="of:=[.I39]+[.J39]" office:value-type="float" office:value="1157490768">
            <text:p>1157490768</text:p>
          </table:table-cell>
          <table:table-cell office:value-type="float" office:value="1157431296">
            <text:p>1157431296</text:p>
          </table:table-cell>
          <table:table-cell office:value-type="float" office:value="59472">
            <text:p>59472</text:p>
          </table:table-cell>
          <table:table-cell office:value-type="float" office:value="59501">
            <text:p>59501</text:p>
          </table:table-cell>
          <table:table-cell/>
          <table:table-cell office:value-type="string">
            <text:p>B</text:p>
          </table:table-cell>
          <table:table-cell table:formula="of:=[.O39]+[.P39]" office:value-type="float" office:value="2684337192">
            <text:p>2684337192</text:p>
          </table:table-cell>
          <table:table-cell office:value-type="float" office:value="2684289024">
            <text:p>2684289024</text:p>
          </table:table-cell>
          <table:table-cell office:value-type="float" office:value="48168">
            <text:p>48168</text:p>
          </table:table-cell>
          <table:table-cell office:value-type="float" office:value="48220">
            <text:p>48220</text:p>
          </table:table-cell>
          <table:table-cell/>
          <table:table-cell office:value-type="string">
            <text:p>B</text:p>
          </table:table-cell>
          <table:table-cell table:formula="of:=[.U39]+[.V39]" office:value-type="float" office:value="1538207278">
            <text:p>1538207278</text:p>
          </table:table-cell>
          <table:table-cell office:value-type="float" office:value="1538195456">
            <text:p>1538195456</text:p>
          </table:table-cell>
          <table:table-cell office:value-type="float" office:value="11822">
            <text:p>11822</text:p>
          </table:table-cell>
          <table:table-cell office:value-type="float" office:value="11867">
            <text:p>11867</text:p>
          </table:table-cell>
          <table:table-cell/>
        </table:table-row>
        <table:table-row table:style-name="ro1">
          <table:table-cell office:value-type="string">
            <text:p>An+B</text:p>
          </table:table-cell>
          <table:table-cell table:formula="of:=[.B39]+[.$B$1]*[.B38]" office:value-type="float" office:value="2.17768039076907E+018">
            <text:p>2177680390769070000</text:p>
          </table:table-cell>
          <table:table-cell table:number-columns-repeated="4"/>
          <table:table-cell office:value-type="string">
            <text:p>An+B</text:p>
          </table:table-cell>
          <table:table-cell table:formula="of:=[.H39]+[.$B$1]*[.H38]" office:value-type="float" office:value="1.46433550237322E+018">
            <text:p>1464335502373220000</text:p>
          </table:table-cell>
          <table:table-cell table:number-columns-repeated="4"/>
          <table:table-cell office:value-type="string">
            <text:p>An+B</text:p>
          </table:table-cell>
          <table:table-cell table:formula="of:=[.N39]+[.$B$1]*[.N38]" office:value-type="float" office:value="2.24379063207084E+018">
            <text:p>2243790632070840000</text:p>
          </table:table-cell>
          <table:table-cell table:number-columns-repeated="4"/>
          <table:table-cell office:value-type="string">
            <text:p>An+B</text:p>
          </table:table-cell>
          <table:table-cell table:formula="of:=[.T39]+[.$B$1]*[.T38]" office:value-type="float" office:value="1.8856940869647E+018">
            <text:p>1885694086964700000</text:p>
          </table:table-cell>
          <table:table-cell table:number-columns-repeated="4"/>
        </table:table-row>
        <table:table-row table:style-name="ro1">
          <table:table-cell/>
          <table:table-cell table:formula="of:=LEFT(DEC2HEX(MOD([.B40];16^8);8);4)" office:value-type="string" office:string-value="0E1F">
            <text:p>0E1F</text:p>
          </table:table-cell>
          <table:table-cell table:number-columns-repeated="5"/>
          <table:table-cell table:formula="of:=LEFT(DEC2HEX(MOD([.H40];16^8);8);4)" office:value-type="string" office:string-value="8AF2">
            <text:p>8AF2</text:p>
          </table:table-cell>
          <table:table-cell table:number-columns-repeated="5"/>
          <table:table-cell table:formula="of:=LEFT(DEC2HEX(MOD([.N40];16^8);8);4)" office:value-type="string" office:string-value="16EE">
            <text:p>16EE</text:p>
          </table:table-cell>
          <table:table-cell table:number-columns-repeated="5"/>
          <table:table-cell table:formula="of:=LEFT(DEC2HEX(MOD([.T40];16^8);8);4)" office:value-type="string" office:string-value="0095">
            <text:p>0095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office:value-type="string">
            <text:p>e13</text:p>
          </table:table-cell>
          <table:table-cell table:formula="of:=CONCATENATE([.B50];[.B55])" office:value-type="string" office:string-value="B68336D0">
            <text:p>B68336D0</text:p>
          </table:table-cell>
          <table:table-cell table:number-columns-repeated="4"/>
          <table:table-cell office:value-type="string">
            <text:p>e14</text:p>
          </table:table-cell>
          <table:table-cell table:formula="of:=CONCATENATE([.H50];[.H55])" office:value-type="string" office:string-value="E87C85FB">
            <text:p>E87C85FB</text:p>
          </table:table-cell>
          <table:table-cell table:number-columns-repeated="4"/>
          <table:table-cell office:value-type="string">
            <text:p>e15</text:p>
          </table:table-cell>
          <table:table-cell table:formula="of:=CONCATENATE([.N50];[.N55])" office:value-type="string" office:string-value="518B8A95">
            <text:p>518B8A95</text:p>
          </table:table-cell>
          <table:table-cell table:number-columns-repeated="4"/>
          <table:table-cell office:value-type="string">
            <text:p>e16</text:p>
          </table:table-cell>
          <table:table-cell table:formula="of:=CONCATENATE([.T50];[.T55])" office:value-type="string" office:string-value="585D5E7C">
            <text:p>585D5E7C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formula="of:=[.C47]+[.D47]" office:value-type="float" office:value="2936433741">
            <text:p>2936433741</text:p>
          </table:table-cell>
          <table:table-cell office:value-type="float" office:value="2936471552">
            <text:p>2936471552</text:p>
          </table:table-cell>
          <table:table-cell office:value-type="float" office:value="-37811">
            <text:p>-37811</text:p>
          </table:table-cell>
          <table:table-cell table:number-columns-repeated="2"/>
          <table:table-cell office:value-type="string">
            <text:p>A</text:p>
          </table:table-cell>
          <table:table-cell table:formula="of:=[.I47]+[.J47]" office:value-type="float" office:value="2307046805">
            <text:p>2307046805</text:p>
          </table:table-cell>
          <table:table-cell office:value-type="float" office:value="2307063808">
            <text:p>2307063808</text:p>
          </table:table-cell>
          <table:table-cell office:value-type="float" office:value="-17003">
            <text:p>-17003</text:p>
          </table:table-cell>
          <table:table-cell table:number-columns-repeated="2"/>
          <table:table-cell office:value-type="string">
            <text:p>A</text:p>
          </table:table-cell>
          <table:table-cell table:formula="of:=[.O47]+[.P47]" office:value-type="float" office:value="4009059357">
            <text:p>4009059357</text:p>
          </table:table-cell>
          <table:table-cell office:value-type="float" office:value="4009099264">
            <text:p>4009099264</text:p>
          </table:table-cell>
          <table:table-cell office:value-type="float" office:value="-39907">
            <text:p>-39907</text:p>
          </table:table-cell>
          <table:table-cell table:number-columns-repeated="2"/>
          <table:table-cell office:value-type="string">
            <text:p>A</text:p>
          </table:table-cell>
          <table:table-cell table:formula="of:=[.U47]+[.V47]" office:value-type="float" office:value="4114186725">
            <text:p>4114186725</text:p>
          </table:table-cell>
          <table:table-cell office:value-type="float" office:value="4114219008">
            <text:p>4114219008</text:p>
          </table:table-cell>
          <table:table-cell office:value-type="float" office:value="-32283">
            <text:p>-32283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formula="of:=[.C48]+[.D48]" office:value-type="float" office:value="2103497937">
            <text:p>2103497937</text:p>
          </table:table-cell>
          <table:table-cell office:value-type="float" office:value="2103443456">
            <text:p>2103443456</text:p>
          </table:table-cell>
          <table:table-cell office:value-type="float" office:value="54481">
            <text:p>54481</text:p>
          </table:table-cell>
          <table:table-cell office:value-type="float" office:value="54512">
            <text:p>54512</text:p>
          </table:table-cell>
          <table:table-cell/>
          <table:table-cell office:value-type="string">
            <text:p>B</text:p>
          </table:table-cell>
          <table:table-cell table:formula="of:=[.I48]+[.J48]" office:value-type="float" office:value="3104096451">
            <text:p>3104096451</text:p>
          </table:table-cell>
          <table:table-cell office:value-type="float" office:value="3104047104">
            <text:p>3104047104</text:p>
          </table:table-cell>
          <table:table-cell office:value-type="float" office:value="49347">
            <text:p>49347</text:p>
          </table:table-cell>
          <table:table-cell office:value-type="float" office:value="49431">
            <text:p>49431</text:p>
          </table:table-cell>
          <table:table-cell/>
          <table:table-cell office:value-type="string">
            <text:p>B</text:p>
          </table:table-cell>
          <table:table-cell table:formula="of:=[.O48]+[.P48]" office:value-type="float" office:value="1588911612">
            <text:p>1588911612</text:p>
          </table:table-cell>
          <table:table-cell office:value-type="float" office:value="1588854784">
            <text:p>1588854784</text:p>
          </table:table-cell>
          <table:table-cell office:value-type="float" office:value="56828">
            <text:p>56828</text:p>
          </table:table-cell>
          <table:table-cell office:value-type="float" office:value="56887">
            <text:p>56887</text:p>
          </table:table-cell>
          <table:table-cell/>
          <table:table-cell office:value-type="string">
            <text:p>B</text:p>
          </table:table-cell>
          <table:table-cell table:formula="of:=[.U48]+[.V48]" office:value-type="float" office:value="33685504">
            <text:p>33685504</text:p>
          </table:table-cell>
          <table:table-cell office:value-type="float" office:value="33685504">
            <text:p>33685504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string">
            <text:p>An+B</text:p>
          </table:table-cell>
          <table:table-cell table:formula="of:=[.B48]+[.$B$1]*[.B47]" office:value-type="float" office:value="1.61315379203823E+018">
            <text:p>1613153792038230000</text:p>
          </table:table-cell>
          <table:table-cell table:number-columns-repeated="4"/>
          <table:table-cell office:value-type="string">
            <text:p>An+B</text:p>
          </table:table-cell>
          <table:table-cell table:formula="of:=[.H48]+[.$B$1]*[.H47]" office:value-type="float" office:value="1.26739495402003E+018">
            <text:p>1267394954020030000</text:p>
          </table:table-cell>
          <table:table-cell table:number-columns-repeated="4"/>
          <table:table-cell office:value-type="string">
            <text:p>An+B</text:p>
          </table:table-cell>
          <table:table-cell table:formula="of:=[.N48]+[.$B$1]*[.N47]" office:value-type="float" office:value="2.20240940913627E+018">
            <text:p>2202409409136270000</text:p>
          </table:table-cell>
          <table:table-cell table:number-columns-repeated="4"/>
          <table:table-cell office:value-type="string">
            <text:p>An+B</text:p>
          </table:table-cell>
          <table:table-cell table:formula="of:=[.T48]+[.$B$1]*[.T47]" office:value-type="float" office:value="2.26016198334912E+018">
            <text:p>2260161983349120000</text:p>
          </table:table-cell>
          <table:table-cell table:number-columns-repeated="4"/>
        </table:table-row>
        <table:table-row table:style-name="ro1">
          <table:table-cell/>
          <table:table-cell table:formula="of:=LEFT(DEC2HEX(MOD([.B49];16^8);8);4)" office:value-type="string" office:string-value="B683">
            <text:p>B683</text:p>
          </table:table-cell>
          <table:table-cell table:number-columns-repeated="5"/>
          <table:table-cell table:formula="of:=LEFT(DEC2HEX(MOD([.H49];16^8);8);4)" office:value-type="string" office:string-value="E87C">
            <text:p>E87C</text:p>
          </table:table-cell>
          <table:table-cell table:number-columns-repeated="5"/>
          <table:table-cell table:formula="of:=LEFT(DEC2HEX(MOD([.N49];16^8);8);4)" office:value-type="string" office:string-value="518B">
            <text:p>518B</text:p>
          </table:table-cell>
          <table:table-cell table:number-columns-repeated="5"/>
          <table:table-cell table:formula="of:=LEFT(DEC2HEX(MOD([.T49];16^8);8);4)" office:value-type="string" office:string-value="585D">
            <text:p>585D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2"/>
          <table:table-cell table:number-columns-repeated="4"/>
          <table:table-cell table:style-name="ce1"/>
          <table:table-cell table:style-name="ce2"/>
          <table:table-cell table:number-columns-repeated="4"/>
          <table:table-cell table:style-name="ce1"/>
          <table:table-cell table:style-name="ce2"/>
          <table:table-cell table:number-columns-repeated="4"/>
          <table:table-cell table:style-name="ce1"/>
          <table:table-cell table:style-name="ce2"/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formula="of:=[.C52]+[.D52]" office:value-type="float" office:value="3410596553">
            <text:p>3410596553</text:p>
          </table:table-cell>
          <table:table-cell office:value-type="float" office:value="3410558976">
            <text:p>3410558976</text:p>
          </table:table-cell>
          <table:table-cell office:value-type="float" office:value="37577">
            <text:p>37577</text:p>
          </table:table-cell>
          <table:table-cell table:number-columns-repeated="2"/>
          <table:table-cell office:value-type="string">
            <text:p>A</text:p>
          </table:table-cell>
          <table:table-cell table:formula="of:=[.I52]+[.J52]" office:value-type="float" office:value="3635158641">
            <text:p>3635158641</text:p>
          </table:table-cell>
          <table:table-cell office:value-type="float" office:value="3635216384">
            <text:p>3635216384</text:p>
          </table:table-cell>
          <table:table-cell office:value-type="float" office:value="-57743">
            <text:p>-57743</text:p>
          </table:table-cell>
          <table:table-cell table:number-columns-repeated="2"/>
          <table:table-cell office:value-type="string">
            <text:p>A</text:p>
          </table:table-cell>
          <table:table-cell table:formula="of:=[.O52]+[.P52]" office:value-type="float" office:value="1315599961">
            <text:p>1315599961</text:p>
          </table:table-cell>
          <table:table-cell office:value-type="float" office:value="1315635200">
            <text:p>1315635200</text:p>
          </table:table-cell>
          <table:table-cell office:value-type="float" office:value="-35239">
            <text:p>-35239</text:p>
          </table:table-cell>
          <table:table-cell table:number-columns-repeated="2"/>
          <table:table-cell office:value-type="string">
            <text:p>A</text:p>
          </table:table-cell>
          <table:table-cell table:formula="of:=[.U52]+[.V52]" office:value-type="float" office:value="2335052929">
            <text:p>2335052929</text:p>
          </table:table-cell>
          <table:table-cell office:value-type="float" office:value="2335047680">
            <text:p>2335047680</text:p>
          </table:table-cell>
          <table:table-cell office:value-type="float" office:value="5249">
            <text:p>5249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formula="of:=[.C53]+[.D53]" office:value-type="float" office:value="2854052347">
            <text:p>2854052347</text:p>
          </table:table-cell>
          <table:table-cell office:value-type="float" office:value="2854027264">
            <text:p>2854027264</text:p>
          </table:table-cell>
          <table:table-cell office:value-type="float" office:value="25083">
            <text:p>25083</text:p>
          </table:table-cell>
          <table:table-cell office:value-type="float" office:value="28208">
            <text:p>28208</text:p>
          </table:table-cell>
          <table:table-cell/>
          <table:table-cell office:value-type="string">
            <text:p>B</text:p>
          </table:table-cell>
          <table:table-cell table:formula="of:=[.I53]+[.J53]" office:value-type="float" office:value="3668764397">
            <text:p>3668764397</text:p>
          </table:table-cell>
          <table:table-cell office:value-type="float" office:value="3668705280">
            <text:p>3668705280</text:p>
          </table:table-cell>
          <table:table-cell office:value-type="float" office:value="59117">
            <text:p>59117</text:p>
          </table:table-cell>
          <table:table-cell office:value-type="float" office:value="59125">
            <text:p>59125</text:p>
          </table:table-cell>
          <table:table-cell/>
          <table:table-cell office:value-type="string">
            <text:p>B</text:p>
          </table:table-cell>
          <table:table-cell table:formula="of:=[.O53]+[.P53]" office:value-type="float" office:value="2518521972">
            <text:p>2518521972</text:p>
          </table:table-cell>
          <table:table-cell office:value-type="float" office:value="2518482944">
            <text:p>2518482944</text:p>
          </table:table-cell>
          <table:table-cell office:value-type="float" office:value="39028">
            <text:p>39028</text:p>
          </table:table-cell>
          <table:table-cell office:value-type="float" office:value="39072">
            <text:p>39072</text:p>
          </table:table-cell>
          <table:table-cell/>
          <table:table-cell office:value-type="string">
            <text:p>B</text:p>
          </table:table-cell>
          <table:table-cell table:formula="of:=[.U53]+[.V53]" office:value-type="float" office:value="1680571954">
            <text:p>1680571954</text:p>
          </table:table-cell>
          <table:table-cell office:value-type="float" office:value="1680539648">
            <text:p>1680539648</text:p>
          </table:table-cell>
          <table:table-cell office:value-type="float" office:value="32306">
            <text:p>32306</text:p>
          </table:table-cell>
          <table:table-cell office:value-type="float" office:value="32358">
            <text:p>32358</text:p>
          </table:table-cell>
          <table:table-cell/>
        </table:table-row>
        <table:table-row table:style-name="ro1">
          <table:table-cell office:value-type="string">
            <text:p>An+B</text:p>
          </table:table-cell>
          <table:table-cell table:formula="of:=[.B53]+[.$B$1]*[.B52]" office:value-type="float" office:value="1.87363899514293E+018">
            <text:p>1873638995142930000</text:p>
          </table:table-cell>
          <table:table-cell table:number-columns-repeated="4"/>
          <table:table-cell office:value-type="string">
            <text:p>An+B</text:p>
          </table:table-cell>
          <table:table-cell table:formula="of:=[.H53]+[.$B$1]*[.H52]" office:value-type="float" office:value="1.99700400783409E+018">
            <text:p>1997004007834090000</text:p>
          </table:table-cell>
          <table:table-cell table:number-columns-repeated="4"/>
          <table:table-cell office:value-type="string">
            <text:p>An+B</text:p>
          </table:table-cell>
          <table:table-cell table:formula="of:=[.N53]+[.$B$1]*[.N52]" office:value-type="float" office:value="7.22735555339954E+017">
            <text:p>722735555339954000</text:p>
          </table:table-cell>
          <table:table-cell table:number-columns-repeated="4"/>
          <table:table-cell office:value-type="string">
            <text:p>An+B</text:p>
          </table:table-cell>
          <table:table-cell table:formula="of:=[.T53]+[.$B$1]*[.T52]" office:value-type="float" office:value="1.28278034489778E+018">
            <text:p>1282780344897780000</text:p>
          </table:table-cell>
          <table:table-cell table:number-columns-repeated="4"/>
        </table:table-row>
        <table:table-row table:style-name="ro1">
          <table:table-cell/>
          <table:table-cell table:formula="of:=LEFT(DEC2HEX(MOD([.B54];16^8);8);4)" office:value-type="string" office:string-value="36D0">
            <text:p>36D0</text:p>
          </table:table-cell>
          <table:table-cell table:number-columns-repeated="5"/>
          <table:table-cell table:formula="of:=LEFT(DEC2HEX(MOD([.H54];16^8);8);4)" office:value-type="string" office:string-value="85FB">
            <text:p>85FB</text:p>
          </table:table-cell>
          <table:table-cell table:number-columns-repeated="5"/>
          <table:table-cell table:formula="of:=LEFT(DEC2HEX(MOD([.N54];16^8);8);4)" office:value-type="string" office:string-value="8A95">
            <text:p>8A95</text:p>
          </table:table-cell>
          <table:table-cell table:number-columns-repeated="5"/>
          <table:table-cell table:formula="of:=LEFT(DEC2HEX(MOD([.T54];16^8);8);4)" office:value-type="string" office:string-value="5E7C">
            <text:p>5E7C</text:p>
          </table:table-cell>
          <table:table-cell table:number-columns-repeated="4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>
            <text:p>e17</text:p>
          </table:table-cell>
          <table:table-cell table:formula="of:=CONCATENATE([.B64];[.B69])" office:value-type="string" office:string-value="1AFE3A79">
            <text:p>1AFE3A79</text:p>
          </table:table-cell>
          <table:table-cell table:number-columns-repeated="4"/>
          <table:table-cell office:value-type="string">
            <text:p>e18</text:p>
          </table:table-cell>
          <table:table-cell table:formula="of:=CONCATENATE([.H64];[.H69])" office:value-type="string" office:string-value="073D688B">
            <text:p>073D688B</text:p>
          </table:table-cell>
          <table:table-cell table:number-columns-repeated="4"/>
          <table:table-cell office:value-type="string">
            <text:p>e19</text:p>
          </table:table-cell>
          <table:table-cell table:formula="of:=CONCATENATE([.N64];[.N69])" office:value-type="string" office:string-value="E94DA431">
            <text:p>E94DA431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10"/>
        </table:table-row>
        <table:table-row table:style-name="ro1">
          <table:table-cell office:value-type="string">
            <text:p>A</text:p>
          </table:table-cell>
          <table:table-cell table:formula="of:=[.C61]+[.D61]" office:value-type="float" office:value="3919841517">
            <text:p>3919841517</text:p>
          </table:table-cell>
          <table:table-cell office:value-type="float" office:value="3919839232">
            <text:p>3919839232</text:p>
          </table:table-cell>
          <table:table-cell office:value-type="float" office:value="2285">
            <text:p>2285</text:p>
          </table:table-cell>
          <table:table-cell table:number-columns-repeated="2"/>
          <table:table-cell office:value-type="string">
            <text:p>A</text:p>
          </table:table-cell>
          <table:table-cell table:formula="of:=[.I61]+[.J61]" office:value-type="float" office:value="1046463691">
            <text:p>1046463691</text:p>
          </table:table-cell>
          <table:table-cell office:value-type="float" office:value="1046478848">
            <text:p>1046478848</text:p>
          </table:table-cell>
          <table:table-cell office:value-type="float" office:value="-15157">
            <text:p>-15157</text:p>
          </table:table-cell>
          <table:table-cell table:number-columns-repeated="2"/>
          <table:table-cell office:value-type="string">
            <text:p>A</text:p>
          </table:table-cell>
          <table:table-cell table:formula="of:=[.O61]+[.P61]" office:value-type="float" office:value="1876961981">
            <text:p>1876961981</text:p>
          </table:table-cell>
          <table:table-cell office:value-type="float" office:value="1876951040">
            <text:p>1876951040</text:p>
          </table:table-cell>
          <table:table-cell office:value-type="float" office:value="10941">
            <text:p>10941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formula="of:=[.C62]+[.D62]" office:value-type="float" office:value="88489748">
            <text:p>88489748</text:p>
          </table:table-cell>
          <table:table-cell office:value-type="float" office:value="88473600">
            <text:p>88473600</text:p>
          </table:table-cell>
          <table:table-cell office:value-type="float" office:value="16148">
            <text:p>16148</text:p>
          </table:table-cell>
          <table:table-cell office:value-type="float" office:value="16160">
            <text:p>16160</text:p>
          </table:table-cell>
          <table:table-cell/>
          <table:table-cell office:value-type="string">
            <text:p>B</text:p>
          </table:table-cell>
          <table:table-cell table:formula="of:=[.I62]+[.J62]" office:value-type="float" office:value="1619852734">
            <text:p>1619852734</text:p>
          </table:table-cell>
          <table:table-cell office:value-type="float" office:value="1619787776">
            <text:p>1619787776</text:p>
          </table:table-cell>
          <table:table-cell office:value-type="float" office:value="64958">
            <text:p>64958</text:p>
          </table:table-cell>
          <table:table-cell office:value-type="float" office:value="65096">
            <text:p>65096</text:p>
          </table:table-cell>
          <table:table-cell/>
          <table:table-cell office:value-type="string">
            <text:p>B</text:p>
          </table:table-cell>
          <table:table-cell table:formula="of:=[.O62]+[.P62]" office:value-type="float" office:value="3253908415">
            <text:p>3253908415</text:p>
          </table:table-cell>
          <table:table-cell office:value-type="float" office:value="3253862400">
            <text:p>3253862400</text:p>
          </table:table-cell>
          <table:table-cell office:value-type="float" office:value="46015">
            <text:p>46015</text:p>
          </table:table-cell>
          <table:table-cell office:value-type="float" office:value="46124">
            <text:p>46124</text:p>
          </table:table-cell>
          <table:table-cell table:number-columns-repeated="7"/>
        </table:table-row>
        <table:table-row table:style-name="ro1">
          <table:table-cell office:value-type="string">
            <text:p>An+B</text:p>
          </table:table-cell>
          <table:table-cell table:formula="of:=[.B62]+[.$B$1]*[.B61]" office:value-type="float" office:value="2.15339686064175E+018">
            <text:p>2153396860641750000</text:p>
          </table:table-cell>
          <table:table-cell table:number-columns-repeated="4"/>
          <table:table-cell office:value-type="string">
            <text:p>An+B</text:p>
          </table:table-cell>
          <table:table-cell table:formula="of:=[.H62]+[.$B$1]*[.H61]" office:value-type="float" office:value="5.74883352671002E+017">
            <text:p>574883352671002000</text:p>
          </table:table-cell>
          <table:table-cell table:number-columns-repeated="4"/>
          <table:table-cell office:value-type="string">
            <text:p>An+B</text:p>
          </table:table-cell>
          <table:table-cell table:formula="of:=[.N62]+[.$B$1]*[.N61]" office:value-type="float" office:value="1.03112435349463E+018">
            <text:p>1031124353494630000</text:p>
          </table:table-cell>
          <table:table-cell table:number-columns-repeated="10"/>
        </table:table-row>
        <table:table-row table:style-name="ro1">
          <table:table-cell/>
          <table:table-cell table:formula="of:=LEFT(DEC2HEX(MOD([.B63];16^8);8);4)" office:value-type="string" office:string-value="1AFE">
            <text:p>1AFE</text:p>
          </table:table-cell>
          <table:table-cell table:number-columns-repeated="5"/>
          <table:table-cell table:formula="of:=LEFT(DEC2HEX(MOD([.H63];16^8);8);4)" office:value-type="string" office:string-value="073D">
            <text:p>073D</text:p>
          </table:table-cell>
          <table:table-cell table:number-columns-repeated="5"/>
          <table:table-cell table:formula="of:=LEFT(DEC2HEX(MOD([.N63];16^8);8);4)" office:value-type="string" office:string-value="E94D">
            <text:p>E94D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style-name="ce2"/>
          <table:table-cell table:number-columns-repeated="4"/>
          <table:table-cell table:style-name="ce1"/>
          <table:table-cell table:style-name="ce2"/>
          <table:table-cell table:number-columns-repeated="4"/>
          <table:table-cell table:style-name="ce1"/>
          <table:table-cell table:style-name="ce2"/>
          <table:table-cell table:number-columns-repeated="9"/>
        </table:table-row>
        <table:table-row table:style-name="ro1">
          <table:table-cell office:value-type="string">
            <text:p>A</text:p>
          </table:table-cell>
          <table:table-cell table:formula="of:=[.C66]+[.D66]" office:value-type="float" office:value="2313028329">
            <text:p>2313028329</text:p>
          </table:table-cell>
          <table:table-cell office:value-type="float" office:value="2313027584">
            <text:p>2313027584</text:p>
          </table:table-cell>
          <table:table-cell office:value-type="float" office:value="745">
            <text:p>745</text:p>
          </table:table-cell>
          <table:table-cell table:number-columns-repeated="2"/>
          <table:table-cell office:value-type="string">
            <text:p>A</text:p>
          </table:table-cell>
          <table:table-cell table:formula="of:=[.I66]+[.J66]" office:value-type="float" office:value="2202098577">
            <text:p>2202098577</text:p>
          </table:table-cell>
          <table:table-cell office:value-type="float" office:value="2202075136">
            <text:p>2202075136</text:p>
          </table:table-cell>
          <table:table-cell office:value-type="float" office:value="23441">
            <text:p>23441</text:p>
          </table:table-cell>
          <table:table-cell table:number-columns-repeated="2"/>
          <table:table-cell office:value-type="string">
            <text:p>A</text:p>
          </table:table-cell>
          <table:table-cell table:formula="of:=[.O66]+[.P66]" office:value-type="float" office:value="4205168761">
            <text:p>4205168761</text:p>
          </table:table-cell>
          <table:table-cell office:value-type="float" office:value="4205182976">
            <text:p>4205182976</text:p>
          </table:table-cell>
          <table:table-cell office:value-type="float" office:value="-14215">
            <text:p>-14215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formula="of:=[.C67]+[.D67]" office:value-type="float" office:value="3430460352">
            <text:p>3430460352</text:p>
          </table:table-cell>
          <table:table-cell office:value-type="float" office:value="3430416384">
            <text:p>3430416384</text:p>
          </table:table-cell>
          <table:table-cell office:value-type="float" office:value="43968">
            <text:p>43968</text:p>
          </table:table-cell>
          <table:table-cell office:value-type="float" office:value="44013">
            <text:p>44013</text:p>
          </table:table-cell>
          <table:table-cell/>
          <table:table-cell office:value-type="string">
            <text:p>B</text:p>
          </table:table-cell>
          <table:table-cell table:formula="of:=[.I67]+[.J67]" office:value-type="float" office:value="1194991739">
            <text:p>1194991739</text:p>
          </table:table-cell>
          <table:table-cell office:value-type="float" office:value="1194983424">
            <text:p>1194983424</text:p>
          </table:table-cell>
          <table:table-cell office:value-type="float" office:value="8315">
            <text:p>8315</text:p>
          </table:table-cell>
          <table:table-cell office:value-type="float" office:value="8349">
            <text:p>8349</text:p>
          </table:table-cell>
          <table:table-cell/>
          <table:table-cell office:value-type="string">
            <text:p>B</text:p>
          </table:table-cell>
          <table:table-cell table:formula="of:=[.O67]+[.P67]" office:value-type="float" office:value="3001001924">
            <text:p>3001001924</text:p>
          </table:table-cell>
          <table:table-cell office:value-type="float" office:value="3000958976">
            <text:p>3000958976</text:p>
          </table:table-cell>
          <table:table-cell office:value-type="float" office:value="42948">
            <text:p>42948</text:p>
          </table:table-cell>
          <table:table-cell office:value-type="float" office:value="43000">
            <text:p>43000</text:p>
          </table:table-cell>
          <table:table-cell table:number-columns-repeated="7"/>
        </table:table-row>
        <table:table-row table:style-name="ro1">
          <table:table-cell office:value-type="string">
            <text:p>An+B</text:p>
          </table:table-cell>
          <table:table-cell table:formula="of:=[.B67]+[.$B$1]*[.B66]" office:value-type="float" office:value="1.27068095326932E+018">
            <text:p>1270680953269320000</text:p>
          </table:table-cell>
          <table:table-cell table:number-columns-repeated="4"/>
          <table:table-cell office:value-type="string">
            <text:p>An+B</text:p>
          </table:table-cell>
          <table:table-cell table:formula="of:=[.H67]+[.$B$1]*[.H66]" office:value-type="float" office:value="1.20974078836075E+018">
            <text:p>1209740788360750000</text:p>
          </table:table-cell>
          <table:table-cell table:number-columns-repeated="4"/>
          <table:table-cell office:value-type="string">
            <text:p>An+B</text:p>
          </table:table-cell>
          <table:table-cell table:formula="of:=[.N67]+[.$B$1]*[.N66]" office:value-type="float" office:value="2.31014370875074E+018">
            <text:p>2310143708750740000</text:p>
          </table:table-cell>
          <table:table-cell table:number-columns-repeated="10"/>
        </table:table-row>
        <table:table-row table:style-name="ro1">
          <table:table-cell/>
          <table:table-cell table:formula="of:=LEFT(DEC2HEX(MOD([.B68];16^8);8);4)" office:value-type="string" office:string-value="3A79">
            <text:p>3A79</text:p>
          </table:table-cell>
          <table:table-cell table:number-columns-repeated="5"/>
          <table:table-cell table:formula="of:=LEFT(DEC2HEX(MOD([.H68];16^8);8);4)" office:value-type="string" office:string-value="688B">
            <text:p>688B</text:p>
          </table:table-cell>
          <table:table-cell table:number-columns-repeated="5"/>
          <table:table-cell table:formula="of:=LEFT(DEC2HEX(MOD([.N68];16^8);8);4)" office:value-type="string" office:string-value="A431">
            <text:p>A43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1" number:min-integer-digits="1"/>
    </number:number-style>
    <number:number-style style:name="N119">
      <number:number number:decimal-places="0" number:min-integer-digits="2"/>
    </number:number-style>
    <number:number-style style:name="N120">
      <number:number number:decimal-places="0" number:min-integer-digits="5"/>
    </number:number-style>
    <number:number-style style:name="N121">
      <number:number number:decimal-places="0" number:min-integer-digits="8"/>
    </number:number-style>
    <number:number-style style:name="N122">
      <number:number number:decimal-places="0" number:min-integer-digits="1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0:42:38.98</meta:creation-date>
    <dc:date>2018-06-01T00:43:13.52</dc:date>
    <meta:editing-duration>P0D</meta:editing-duration>
    <meta:editing-cycles>1</meta:editing-cycles>
    <meta:document-statistic meta:table-count="2" meta:cell-count="600" meta:object-count="0"/>
    <meta:generator>LibreOffice/4.0.2.2$Windows_x86 LibreOffice_project/4c82dcdd6efcd48b1d8bba66bfe1989deee49c3</meta:generator>
  </office:meta>
</office:document-meta>
</file>